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16C0A0A0DD205F8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9.134cm" fo:min-width="25.2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c__20_Content-title">
      <style:graphic-properties fo:min-height="2.599cm"/>
      <style:paragraph-properties style:writing-mode="lr-tb"/>
    </style:style>
    <style:style style:name="pr4" style:family="presentation" style:parent-style-name="Title_2c__20_Content-outline1">
      <style:graphic-properties fo:min-height="8.883cm"/>
      <style:paragraph-properties style:writing-mode="lr-tb"/>
    </style:style>
    <style:style style:name="pr5" style:family="presentation" style:parent-style-name="Title_2c__20_Content-outline1" style:list-style-name="L5">
      <style:graphic-properties fo:min-height="8.883cm"/>
      <style:paragraph-properties style:writing-mode="lr-tb"/>
    </style:style>
    <style:style style:name="pr6" style:family="presentation" style:parent-style-name="Title_2c__20_Content-outline1" style:list-style-name="L5">
      <style:graphic-properties fo:min-height="8.883cm"/>
      <style:paragraph-properties style:writing-mode="lr-tb"/>
    </style:style>
    <style:style style:name="pr7" style:family="presentation" style:parent-style-name="Title_2c__20_Content-outline1" style:list-style-name="L5">
      <style:graphic-properties fo:min-height="8.883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405cm" fo:line-height="100%" fo:text-align="start" fo:text-indent="0cm" style:writing-mode="lr-tb"/>
      <style:text-properties fo:font-size="18pt"/>
    </style:style>
    <style:style style:name="P9" style:family="paragraph">
      <style:paragraph-properties fo:margin-top="0cm" fo:margin-bottom="0.405cm"/>
    </style:style>
    <style:style style:name="P10" style:family="paragraph">
      <loext:graphic-properties draw:fill="none"/>
      <style:paragraph-properties fo:margin-left="0cm" fo:margin-right="0cm" fo:margin-top="0cm" fo:margin-bottom="0.405cm" fo:line-height="100%" fo:text-align="start" fo:text-indent="0cm" style:writing-mode="lr-tb" style:font-independent-line-spacing="true"/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ffffff"/>
    </style:style>
    <style:style style:name="P13" style:family="paragraph">
      <style:paragraph-properties style:writing-mode="lr-tb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style:writing-mode="lr-tb"/>
      <style:text-properties fo:hyphenate="false" loext:hyphenation-no-caps="false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.5cm" fo:margin-bottom="0cm"/>
      <style:text-properties fo:hyphenate="false" loext:hyphenation-no-caps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5.7000007629395pt" fo:letter-spacing="normal" fo:language="en" fo:country="US" fo:font-style="normal" style:text-underline-style="none" fo:font-weight="normal" style:font-size-asian="35.7000007629395pt" style:font-style-asian="normal" style:font-weight-asian="normal" style:font-size-complex="35.7000007629395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font-name="Arial" fo:font-size="28pt" fo:language="en" fo:country="US" style:font-size-asian="28pt" style:font-size-complex="28pt"/>
    </style:style>
    <style:style style:name="T6" style:family="text">
      <style:text-properties style:font-name="Arial" fo:font-size="36pt" fo:language="en" fo:country="US" style:font-size-asian="36pt" style:font-size-complex="36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499cm" svg:height="2.599cm" svg:x="1.4cm" svg:y="0.6cm">
          <text:p text:style-name="P1"><text:span text:style-name="T1">Bringing up the Tangerine S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5.199cm" svg:height="9.133cm" svg:x="1.4cm" svg:y="3.8cm">
          <text:p text:style-name="P3"><text:span text:style-name="T2">Getting Started with </text:span></text:p>
          <text:p text:style-name="P3"><text:span text:style-name="T2">Tangerine-SDR on the</text:span></text:p>
          <text:p text:style-name="P3"><text:span text:style-name="T2">MAX10 Dev Kit using the</text:span></text:p>
          <text:p text:style-name="P3"><text:span text:style-name="T2">Tangerine Data Engine Adap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21.844cm" svg:height="1.673cm" svg:x="2.794cm" svg:y="12.7cm">
          <draw:text-box>
            <text:p text:style-name="P5">These instructions ARE NOT for use with the final Tangerine Data Engine.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_0" draw:style-name="gr1" draw:text-style-name="P2" draw:layer="layout" svg:width="19.499cm" svg:height="2.599cm" svg:x="1.4cm" svg:y="0.6cm">
          <text:p text:style-name="P1"><text:span text:style-name="T1">Prerequisi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4" draw:text-style-name="P10" draw:layer="layout" svg:width="25.199cm" svg:height="9.133cm" svg:x="1.4cm" svg:y="3.8cm">
          <text:list text:style-name="L2">
            <text:list-item>
              <text:p text:style-name="P8"><text:span text:style-name="T3">Intel MAX10 Development Kit <text:s text:c="2"/>DEV-10M50-A <text:s text:c="2"/>(with HMAC connector, 2 x GBE connectors).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3">Includes Wall-wart Power Supply and USB JTAG programming ca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3">Computer running Centos7 (recommended). Fairly powerful processor with 8G - 16G RAM.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4">Runs Intel (Altera) Quartus and NIOS (Eclipse) software</text:span></text:p>
                        </text:list-item>
                        <text:list-item>
                          <text:p text:style-name="P8"><text:span text:style-name="T4">Also recommend VSCode to run the Python-based CLI (Command Line Interface).</text:span></text:p>
                        </text:list-item>
                        <text:list-item>
                          <text:p text:style-name="P8"><text:span text:style-name="T4">Ubuntu 20.04 has been used but has some issues.</text:span></text:p>
                        </text:list-item>
                        <text:list-item>
                          <text:p text:style-name="P8"><text:span text:style-name="T4">USB Port and DEV-Kit supplied cable to connect this computer to the DEV-KI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"><text:span text:style-name="T3">Gigabit Ethernet Switch providing DHCP addresses to clients.</text:span>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Plus</text:span><text:span text:style-name="T3"> </text:span><text:span text:style-name="T5">Ethernet cable to connect to the DEV-KI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"><text:span text:style-name="T3">Computer running Windows 10 with USB port (one-time usage)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4">UBLOX ucenter software, USB to micro USB cable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6">Tangerine SDR Data Engine Adapter</text:span></text:p>
            </text:list-item>
            <text:list-item>
              <text:p text:style-name="P8"><text:span text:style-name="T3">Tangerine SDR Clock Module (Rev A with two reworks).</text:span>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GPS Antenna plus adapter to SM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"><text:span text:style-name="T3">Tangerine SDR Receiver Modu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">
        <draw:frame presentation:style-name="pr3" draw:text-style-name="P12" draw:layer="layout" svg:width="19.499cm" svg:height="2.599cm" svg:x="1.4cm" svg:y="0.6cm" presentation:class="title" presentation:user-transformed="true">
          <draw:text-box>
            <text:p text:style-name="P11"><text:span text:style-name="T7">Preliminary Steps</text:span></text:p>
          </draw:text-box>
        </draw:frame>
        <draw:frame presentation:style-name="pr4" draw:text-style-name="P13" draw:layer="layout" svg:width="25.199cm" svg:height="9.133cm" svg:x="1.4cm" svg:y="3.8cm" presentation:class="outline">
          <draw:text-box>
            <text:list text:style-name="L4">
              <text:list-header>
                <text:p>Test the Dev-Kit prior to Tangerine SDR use.</text:p>
                <text:list>
                  <text:list-item>
                    <text:p><text:s/>Connect Dev-Kit via Gigabit Ethernet to switch using bottom GbE connector.</text:p>
                  </text:list-item>
                  <text:list-item>
                    <text:p><text:s/>Power up the Dev Kit with it’s included power supply.</text:p>
                  </text:list-item>
                  <text:list-item>
                    <text:p>Use web browser to verify connectivity to the default Dev-Kit pre-loaded software image.</text:p>
                  </text:list-item>
                  <text:list-item>
                    <text:p>Write down and safely store the MAC address and Serial Number of your Dev-Kit board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8.623cm" svg:height="10.476cm" svg:x="1.483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">
        <draw:frame presentation:style-name="pr3" draw:text-style-name="P12" draw:layer="layout" svg:width="19.499cm" svg:height="2.599cm" svg:x="1.4cm" svg:y="0.6cm" presentation:class="title" presentation:user-transformed="true">
          <draw:text-box>
            <text:p text:style-name="P11"><text:span text:style-name="T7">T-SDR Software</text:span></text:p>
          </draw:text-box>
        </draw:frame>
        <draw:frame presentation:style-name="pr5" draw:text-style-name="P15" draw:layer="layout" svg:width="25.199cm" svg:height="9.133cm" svg:x="1.4cm" svg:y="3.8cm" presentation:class="outline">
          <draw:text-box>
            <text:list text:style-name="L1">
              <text:list-item>
                <text:p text:style-name="P14">The TSDR software is located at:</text:p>
                <text:list>
                  <text:list-item>
                    <text:p text:style-name="P14"><text:a xlink:href="https://github.com/Tom-McDermott" xlink:type="simple">https://github.com/Tom-McDermott</text:a></text:p>
                    <text:list>
                      <text:list-item>
                        <text:p text:style-name="P14">TSDR-Dev is the package that runs on the Dev kit</text:p>
                        <text:list>
                          <text:list-item>
                            <text:p text:style-name="P14">Contains the Verilog and C-code, configuration files, etc.</text:p>
                          </text:list-item>
                        </text:list>
                      </text:list-item>
                      <text:list-item>
                        <text:p text:style-name="P14">TSDR-Util is a Python command line CLI to</text:p>
                        <text:list>
                          <text:list-item>
                            <text:p text:style-name="P14">Discover the dev-kit using OpenHPSDR.</text:p>
                          </text:list-item>
                          <text:list-item>
                            <text:p text:style-name="P14">Open a provisioning channel.</text:p>
                          </text:list-item>
                          <text:list-item>
                            <text:p text:style-name="P14">Provide commands to read and write the module control registers using LH-DE protocol (via UDP sockets).</text:p>
                          </text:list-item>
                          <text:list-item>
                            <text:p text:style-name="P14">Print Ak / Nak / Text responses to command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3cm" svg:height="10.476cm" svg:x="1.483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">
        <draw:frame presentation:style-name="pr3" draw:text-style-name="P12" draw:layer="layout" svg:width="19.499cm" svg:height="2.599cm" svg:x="1.4cm" svg:y="0.6cm" presentation:class="title" presentation:user-transformed="true">
          <draw:text-box>
            <text:p text:style-name="P11"><text:span text:style-name="T7">T-SDR Steps (1)</text:span></text:p>
          </draw:text-box>
        </draw:frame>
        <draw:frame presentation:style-name="pr4" draw:text-style-name="P13" draw:layer="layout" svg:width="25.199cm" svg:height="9.133cm" svg:x="1.4cm" svg:y="3.8cm" presentation:class="outline">
          <draw:text-box>
            <text:list text:style-name="L4">
              <text:list-item>
                <text:p><text:s/>Install free version of Quartus Version 20.1 from Intel website onto Centos7.</text:p>
              </text:list-item>
              <text:list-item>
                <text:p><text:s/>Install free version of ucenter from ublox onto the Windows 10 computer.</text:p>
              </text:list-item>
              <text:list-item>
                <text:p><text:s/>Make 2 reworks to the Clock Module Version A.</text:p>
              </text:list-item>
              <text:list-item>
                <text:p><text:s/>Install clock and receiver modules on the Data Engine Adapter (DEA).</text:p>
              </text:list-item>
              <text:list-item>
                <text:p><text:s/>Install DEA onto the Dev-Kit HMAC connector using stand-offs.</text:p>
              </text:list-item>
            </text:list>
          </draw:text-box>
        </draw:frame>
        <presentation:notes draw:style-name="dp2">
          <draw:page-thumbnail draw:style-name="gr3" draw:layer="layout" svg:width="18.623cm" svg:height="10.476cm" svg:x="1.483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">
        <draw:frame presentation:style-name="pr3" draw:text-style-name="P12" draw:layer="layout" svg:width="19.499cm" svg:height="2.599cm" svg:x="1.4cm" svg:y="0.6cm" presentation:class="title" presentation:user-transformed="true">
          <draw:text-box>
            <text:p text:style-name="P11"><text:span text:style-name="T7">T-SDR Steps (2)</text:span></text:p>
          </draw:text-box>
        </draw:frame>
        <draw:frame presentation:style-name="pr6" draw:text-style-name="P15" draw:layer="layout" svg:width="25.199cm" svg:height="9.133cm" svg:x="1.4cm" svg:y="3.8cm" presentation:class="outline">
          <draw:text-box>
            <text:list text:style-name="L5">
              <text:list-item>
                <text:p text:style-name="P14"><text:s/>Configure switches on the DEV-KIT. </text:p>
              </text:list-item>
              <text:list-item>
                <text:p text:style-name="P17"><text:s/>Install git on Centos 7 if not already there.</text:p>
              </text:list-item>
              <text:list-item>
                <text:p text:style-name="P17"><text:s text:c="2"/>Install Python 3 on Centos 7 if not already there.</text:p>
              </text:list-item>
              <text:list-item>
                <text:p text:style-name="P14"><text:s/>Git clone TSDR-Dev and TSDR-Util from github into their respective directories on Centos 7.</text:p>
              </text:list-item>
              <text:list-item>
                <text:p text:style-name="P14"><text:s text:c="3"/>Power up the Dev Kit.</text:p>
              </text:list-item>
              <text:list-item>
                <text:p text:style-name="P14"><text:s text:c="2"/>Configure the Clock Module GPS ZED-F9T using the USB-to-Micro USB cable and ucenter software.</text:p>
                <text:list>
                  <text:list-item>
                    <text:p text:style-name="P14">Flash the changes to the GPS unit.</text:p>
                  </text:list-item>
                  <text:list-item>
                    <text:p text:style-name="P14">Some USB micro cables are power-only and won’t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3cm" svg:height="10.476cm" svg:x="1.483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">
        <draw:frame presentation:style-name="pr3" draw:text-style-name="P12" draw:layer="layout" svg:width="19.499cm" svg:height="2.599cm" svg:x="1.4cm" svg:y="0.6cm" presentation:class="title" presentation:user-transformed="true">
          <draw:text-box>
            <text:p text:style-name="P11"><text:span text:style-name="T7">Two Types of Usage</text:span></text:p>
          </draw:text-box>
        </draw:frame>
        <draw:frame presentation:style-name="pr7" draw:text-style-name="P15" draw:layer="layout" svg:width="25.199cm" svg:height="9.133cm" svg:x="1.4cm" svg:y="3.8cm" presentation:class="outline">
          <draw:text-box>
            <text:list text:style-name="L1">
              <text:list-item>
                <text:p text:style-name="P14">If you just want to run the existing code then no editing or re-compilation is needed.</text:p>
                <text:list>
                  <text:list-item>
                    <text:list>
                      <text:list-item>
                        <text:p text:style-name="P14">Download the already-built SOF file to the Dev-Kit and starting the FPGA.</text:p>
                      </text:list-item>
                      <text:list-item>
                        <text:p text:style-name="P14">Download the already built C-code image to the FPGA.</text:p>
                      </text:list-item>
                    </text:list>
                  </text:list-item>
                </text:list>
              </text:list-item>
              <text:list-item>
                <text:p text:style-name="P14">If you want to modify the Verilog and/or C Code, more extensive work is needed, including:</text:p>
                <text:list>
                  <text:list-item>
                    <text:list>
                      <text:list-item>
                        <text:p text:style-name="P14">Editing the Board Support Package file (to change some absolute file paths to match your system)</text:p>
                      </text:list-item>
                      <text:list-item>
                        <text:p text:style-name="P14">Re-synthesizing the Verilog Platform Designer (Q-sys) package.</text:p>
                      </text:list-item>
                      <text:list-item>
                        <text:p text:style-name="P14">Re-compiling the Verilog.</text:p>
                      </text:list-item>
                      <text:list-item>
                        <text:p text:style-name="P14">Re-building the Board Support Package (configures the C driver package).</text:p>
                      </text:list-item>
                      <text:list-item>
                        <text:p text:style-name="P14">Re-patching the Ethernet driver C-code.</text:p>
                      </text:list-item>
                      <text:list-item>
                        <text:p text:style-name="P14">Re-compiling the C-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3cm" svg:height="10.476cm" svg:x="1.483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21.65cm" svg:height="3.348cm" svg:x="-0.162cm" svg:y="0.225cm">
        <draw:image xlink:href="Pictures/1000020100000520000000CC16C0A0A0DD205F8D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19.499cm" svg:height="2.599cm" svg:x="1.4cm" svg:y="0.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1.65cm" svg:height="3.348cm" svg:x="-0.162cm" svg:y="0.225cm">
        <draw:image xlink:href="Pictures/1000020100000520000000CC16C0A0A0DD205F8D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9cm" svg:height="2.599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00:25</meta:creation-date>
    <dc:language>en-US</dc:language>
    <dc:date>2023-01-16T13:35:13.984582296</dc:date>
    <meta:editing-cycles>61</meta:editing-cycles>
    <dc:title>Bright Blue</dc:title>
    <meta:editing-duration>PT1H30M55S</meta:editing-duration>
    <meta:generator>LibreOffice/6.4.7.2$Linux_X86_64 LibreOffice_project/40$Build-2</meta:generator>
    <meta:document-statistic meta:object-count="57"/>
  </office:meta>
</office:document-meta>
</file>